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998" officeooo:paragraph-rsid="000ef998"/>
    </style:style>
    <style:style style:name="P2" style:family="paragraph" style:parent-style-name="Standard">
      <style:text-properties officeooo:rsid="000fcd3e" officeooo:paragraph-rsid="000fcd3e"/>
    </style:style>
    <style:style style:name="P3" style:family="paragraph" style:parent-style-name="Standard">
      <style:text-properties officeooo:rsid="0011a40d" officeooo:paragraph-rsid="0011a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</text:p>
      <text:p text:style-name="P1">Sobre nosotros</text:p>
      <text:p text:style-name="P1">Qué impartimos → Programación, Redes, Videojuegos, Digital Marketing</text:p>
      <text:p text:style-name="P1">Profesorado</text:p>
      <text:p text:style-name="P1">Instalaciones</text:p>
      <text:p text:style-name="P3">Empresas colaboradoras</text:p>
      <text:p text:style-name="P1">Contacto</text:p>
      <text:p text:style-name="P1"/>
      <text:p text:style-name="P2">Aviso</text:p>
      <text:p text:style-name="P2">Política de cookies</text:p>
      <text:p text:style-name="P2">Política de privacid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20:48:07.305000000</meta:creation-date>
    <dc:date>2022-01-10T20:56:06.513000000</dc:date>
    <meta:editing-duration>PT7M58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0" meta:word-count="23" meta:character-count="186" meta:non-whitespace-character-count="173"/>
  </office:meta>
</office:document-meta>
</file>